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8fac7" officeooo:paragraph-rsid="0048fac7" style:font-weight-asian="bold" style:font-weight-complex="bold"/>
    </style:style>
    <style:style style:name="P9"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1" style:family="paragraph" style:parent-style-name="Standard">
      <style:text-properties fo:font-weight="normal" officeooo:rsid="001b59c3" officeooo:paragraph-rsid="001f423b" style:font-weight-asian="normal" style:font-weight-complex="normal"/>
    </style:style>
    <style:style style:name="P12" style:family="paragraph" style:parent-style-name="Standard">
      <style:text-properties fo:font-weight="normal" officeooo:rsid="0004dced" officeooo:paragraph-rsid="001f423b"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6" style:family="paragraph" style:parent-style-name="Standard">
      <style:text-properties officeooo:rsid="001552ba" officeooo:paragraph-rsid="001de8c8"/>
    </style:style>
    <style:style style:name="P37" style:family="paragraph" style:parent-style-name="Standard">
      <loext:graphic-properties draw:fill="none"/>
      <style:paragraph-properties fo:background-color="transparent"/>
      <style:text-properties officeooo:rsid="0025b3e3" officeooo:paragraph-rsid="0025b3e3"/>
    </style:style>
    <style:style style:name="P38" style:family="paragraph" style:parent-style-name="Standard">
      <style:text-properties officeooo:rsid="001a32bd" officeooo:paragraph-rsid="001de8c8"/>
    </style:style>
    <style:style style:name="P39" style:family="paragraph" style:parent-style-name="Standard">
      <loext:graphic-properties draw:fill="none"/>
      <style:paragraph-properties fo:background-color="transparent"/>
      <style:text-properties officeooo:rsid="003c693c" officeooo:paragraph-rsid="003c693c"/>
    </style:style>
    <style:style style:name="P40" style:family="paragraph" style:parent-style-name="Standard">
      <style:paragraph-properties fo:margin-left="0.4925in" fo:margin-right="0in" fo:text-indent="0in" style:auto-text-indent="false"/>
      <style:text-properties officeooo:rsid="0003aa5c" officeooo:paragraph-rsid="001552ba"/>
    </style:style>
    <style:style style:name="P41" style:family="paragraph" style:parent-style-name="Standard">
      <style:paragraph-properties fo:margin-left="0.4925in" fo:margin-right="0in" fo:text-indent="0in" style:auto-text-indent="false"/>
      <style:text-properties officeooo:rsid="0003aa5c" officeooo:paragraph-rsid="001f423b"/>
    </style:style>
    <style:style style:name="P42" style:family="paragraph" style:parent-style-name="Standard">
      <style:paragraph-properties fo:margin-left="0.4925in" fo:margin-right="0in" fo:text-indent="0in" style:auto-text-indent="false"/>
      <style:text-properties officeooo:rsid="0003aa5c" officeooo:paragraph-rsid="00214945"/>
    </style:style>
    <style:style style:name="P43"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44"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45"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46"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47"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48"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49"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50"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51"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52"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53"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54"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55"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56"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57" style:family="paragraph" style:parent-style-name="Standard" style:list-style-name="L1">
      <style:text-properties officeooo:rsid="0003aa5c" officeooo:paragraph-rsid="001552ba"/>
    </style:style>
    <style:style style:name="P58" style:family="paragraph" style:parent-style-name="Standard" style:list-style-name="L1">
      <style:text-properties officeooo:rsid="0003aa5c" officeooo:paragraph-rsid="001f423b"/>
    </style:style>
    <style:style style:name="P59"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64adf5" officeooo:paragraph-rsid="0064adf5" style:font-weight-asian="normal" style:font-weight-complex="normal"/>
    </style:style>
    <style:style style:name="P61" style:family="paragraph" style:parent-style-name="Standard">
      <loext:graphic-properties draw:fill="none"/>
      <style:paragraph-properties fo:background-color="transparent"/>
      <style:text-properties fo:font-weight="normal" officeooo:rsid="00682559" officeooo:paragraph-rsid="00682559" style:font-weight-asian="normal" style:font-weight-complex="normal"/>
    </style:style>
    <style:style style:name="P62"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71aa3e" officeooo:paragraph-rsid="0071aa3e"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67"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68"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6afa91" style:font-weight-asian="normal" style:font-weight-complex="normal"/>
    </style:style>
    <style:style style:name="P69"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6eefd2" style:font-weight-asian="normal" style:font-weight-complex="normal"/>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officeooo:rsid="00534822"/>
    </style:style>
    <style:style style:name="T6" style:family="text">
      <style:text-properties fo:font-weight="normal" style:font-weight-asian="normal" style:font-weight-complex="normal"/>
    </style:style>
    <style:style style:name="T7" style:family="text">
      <style:text-properties fo:font-weight="normal" officeooo:rsid="001de8c8" style:font-weight-asian="normal" style:font-weight-complex="normal"/>
    </style:style>
    <style:style style:name="T8" style:family="text">
      <style:text-properties fo:font-weight="normal" officeooo:rsid="002312b1" style:font-weight-asian="normal" style:font-weight-complex="normal"/>
    </style:style>
    <style:style style:name="T9" style:family="text">
      <style:text-properties fo:font-weight="normal" officeooo:rsid="001a32bd" style:font-weight-asian="normal" style:font-weight-complex="normal"/>
    </style:style>
    <style:style style:name="T10" style:family="text">
      <style:text-properties fo:font-weight="normal" officeooo:rsid="001f794f" style:font-weight-asian="normal" style:font-weight-complex="normal"/>
    </style:style>
    <style:style style:name="T11" style:family="text">
      <style:text-properties fo:font-weight="normal" officeooo:rsid="003b672a" style:font-weight-asian="normal" style:font-weight-complex="normal"/>
    </style:style>
    <style:style style:name="T12" style:family="text">
      <style:text-properties fo:font-weight="normal" officeooo:rsid="00435b55" style:font-weight-asian="normal" style:font-weight-complex="normal"/>
    </style:style>
    <style:style style:name="T13" style:family="text">
      <style:text-properties officeooo:rsid="001b59f4"/>
    </style:style>
    <style:style style:name="T14" style:family="text">
      <style:text-properties fo:font-weight="bold" style:font-weight-asian="bold" style:font-weight-complex="bold"/>
    </style:style>
    <style:style style:name="T15" style:family="text">
      <style:text-properties fo:font-weight="bold" officeooo:rsid="000548fc" style:font-weight-asian="bold" style:font-weight-complex="bold"/>
    </style:style>
    <style:style style:name="T16" style:family="text">
      <style:text-properties fo:font-weight="bold" officeooo:rsid="00214945" style:font-weight-asian="bold" style:font-weight-complex="bold"/>
    </style:style>
    <style:style style:name="T17" style:family="text">
      <style:text-properties fo:color="#0000ff" fo:font-weight="normal" officeooo:rsid="00534822" style:font-weight-asian="normal" style:font-weight-complex="normal"/>
    </style:style>
    <style:style style:name="T18" style:family="text">
      <style:text-properties fo:color="#0000ff" fo:font-weight="normal" officeooo:rsid="001f423b" style:font-weight-asian="normal" style:font-weight-complex="normal"/>
    </style:style>
    <style:style style:name="T19" style:family="text">
      <style:text-properties fo:color="#0000ff" officeooo:rsid="002ba5ab"/>
    </style:style>
    <style:style style:name="T20" style:family="text">
      <style:text-properties officeooo:rsid="001f423b"/>
    </style:style>
    <style:style style:name="T21" style:family="text">
      <style:text-properties officeooo:rsid="001f794f"/>
    </style:style>
    <style:style style:name="T22" style:family="text">
      <style:text-properties fo:background-color="#ffff00" loext:char-shading-value="0"/>
    </style:style>
    <style:style style:name="T23" style:family="text">
      <style:text-properties officeooo:rsid="0021e2bd" fo:background-color="#ffff00" loext:char-shading-value="0"/>
    </style:style>
    <style:style style:name="T24" style:family="text">
      <style:text-properties fo:background-color="#ffff00" loext:char-shading-value="0"/>
    </style:style>
    <style:style style:name="T25" style:family="text">
      <style:text-properties officeooo:rsid="002312b1"/>
    </style:style>
    <style:style style:name="T26" style:family="text">
      <style:text-properties fo:color="#000000" officeooo:rsid="002312b1"/>
    </style:style>
    <style:style style:name="T27" style:family="text">
      <style:text-properties fo:color="#000000" officeooo:rsid="002d81a6"/>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2d81a6" style:font-weight-asian="normal" style:font-weight-complex="normal"/>
    </style:style>
    <style:style style:name="T30" style:family="text">
      <style:text-properties fo:color="#000000" fo:font-weight="normal" officeooo:rsid="00435b55" style:font-weight-asian="normal" style:font-weight-complex="normal"/>
    </style:style>
    <style:style style:name="T31" style:family="text">
      <style:text-properties fo:color="#000000" officeooo:rsid="003c693c"/>
    </style:style>
    <style:style style:name="T32" style:family="text">
      <style:text-properties officeooo:rsid="002e4e54"/>
    </style:style>
    <style:style style:name="T33" style:family="text">
      <style:text-properties officeooo:rsid="00367b7f"/>
    </style:style>
    <style:style style:name="T34" style:family="text">
      <style:text-properties officeooo:rsid="003c693c"/>
    </style:style>
    <style:style style:name="T35" style:family="text">
      <style:text-properties officeooo:rsid="0044e9e4"/>
    </style:style>
    <style:style style:name="T36" style:family="text">
      <style:text-properties fo:color="#008000" officeooo:rsid="0044e9e4"/>
    </style:style>
    <style:style style:name="T37" style:family="text">
      <style:text-properties fo:color="#579d1c" officeooo:rsid="0044e9e4"/>
    </style:style>
    <style:style style:name="T38" style:family="text">
      <style:text-properties officeooo:rsid="004b4168"/>
    </style:style>
    <style:style style:name="T39" style:family="text">
      <style:text-properties officeooo:rsid="00655f1a"/>
    </style:style>
    <style:style style:name="T40" style:family="text">
      <style:text-properties officeooo:rsid="0067f164"/>
    </style:style>
    <style:style style:name="T41" style:family="text">
      <style:text-properties officeooo:rsid="007207b8"/>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3">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3">(extra code)</text:span></text:p>
      <text:p text:style-name="P11"/>
      <text:p text:style-name="P11">navigate to inside the openFrameworks directory, and make sure the git submodules are set up</text:p>
      <text:p text:style-name="P11">this will get the files you need for the project generator.</text:p>
      <text:p text:style-name="P12"><text:span text:style-name="CODE"/></text:p>
      <text:p text:style-name="P55"><text:span text:style-name="CODE"><text:span text:style-name="T5">cd etc/openFrameworks</text:span></text:span></text:p>
      <text:p text:style-name="P55"><text:span text:style-name="CODE"/></text:p>
      <text:p text:style-name="P55"><text:span text:style-name="CODE"><text:span text:style-name="T5">git submodule init</text:span></text:span></text:p>
      <text:p text:style-name="P55"><text:span text:style-name="CODE"><text:span text:style-name="T5">git submodule update</text:span></text:span></text:p>
      <text:p text:style-name="P1"/>
      <text:p text:style-name="P4"><text:span text:style-name="T3">D</text:span>ependency installation scripts</text:p>
      <text:p text:style-name="P42"><text:span text:style-name="T2">Requires Ubuntu 16.04 or newer.</text:span><text:line-break/></text:p>
      <text:p text:style-name="P42"><text:span text:style-name="T16">First, run t</text:span><text:span text:style-name="T14">wo scripts to run to get basic </text:span><text:span text:style-name="T16">runtime</text:span><text:span text:style-name="T14"> </text:span><text:span text:style-name="T15">dependencies.</text:span><text:line-break/></text:p>
      <text:p text:style-name="P40"><text:span text:style-name="T20">ext/openFrameworks</text:span>/scripts/linux/ubuntu/</text:p>
      <text:list xml:id="list5397106145829249283" text:style-name="L1">
        <text:list-item>
          <text:p text:style-name="P57">install_codecs.sh</text:p>
        </text:list-item>
        <text:list-item>
          <text:p text:style-name="P57">install_dependencies.sh</text:p>
        </text:list-item>
      </text:list>
      <text:p text:style-name="P40"/>
      <text:p text:style-name="P45">Then get additional build libs, and build all the stuff</text:p>
      <text:p text:style-name="P40"/>
      <text:p text:style-name="P41"><text:span text:style-name="T20">ext/openFrameworks</text:span>/scripts/linux/</text:p>
      <text:list xml:id="list174726593450675" text:continue-numbering="true" text:style-name="L1">
        <text:list-item>
          <text:p text:style-name="P58"><text:span text:style-name="T20">download_libs</text:span>.sh</text:p>
        </text:list-item>
        <text:list-item>
          <text:p text:style-name="P58"><text:span text:style-name="T21">compileOF</text:span>.sh</text:p>
        </text:list-item>
      </text:list>
      <text:p text:style-name="P3"><text:span text:style-name="CODE"><text:span text:style-name="T4"/></text:span></text:p>
      <text:p text:style-name="P6">Setting up a openFrameworks app</text:p>
      <text:p text:style-name="P6"/>
      <text:p text:style-name="P38">build project generator</text:p>
      <text:p text:style-name="P36"><text:span text:style-name="CODE"/></text:p>
      <text:p text:style-name="P43"><text:span text:style-name="CODE"><text:span text:style-name="T18">ext/openFrameworks</text:span></text:span><text:span text:style-name="CODE">/scripts/linux/</text:span><text:span text:style-name="CODE"><text:span text:style-name="T7">$ </text:span></text:span><text:span text:style-name="CODE"><text:span text:style-name="T10">compilePG.sh</text:span></text:span></text:p>
      <text:p text:style-name="P44"/>
      <text:p text:style-name="P39"/>
      <text:p text:style-name="P37">create a new project using the generator</text:p>
      <text:p text:style-name="Standard"><text:span text:style-name="CODE"><text:span text:style-name="T9"/></text:span></text:p>
      <text:p text:style-name="P46"><text:span text:style-name="CODE"><text:span text:style-name="T17">ext/openFrameworks/apps/projectGenerator/commandLine/bin</text:span></text:span><text:span text:style-name="CODE"><text:span text:style-name="T8">$ ./projectGenerator -o"../../../../../openFrameworks" ../../../../../of_apps/test</text:span></text:span></text:p>
      <text:p text:style-name="P13"/>
      <text:p text:style-name="P13"/>
      <text:p text:style-name="P14">or just use the rakefile task<text:span text:style-name="T32">s</text:span> established for this purpose</text:p>
      <text:p text:style-name="P16"><text:tab/><text:span text:style-name="CODE"><text:span text:style-name="T19">build</text:span></text:span><text:span text:style-name="CODE"><text:span text:style-name="T26">$ rake oF:</text:span></text:span><text:span text:style-name="CODE"><text:span text:style-name="T31">compilePG</text:span></text:span></text:p>
      <text:p text:style-name="P15"><text:span text:style-name="CODE"><text:span text:style-name="T19"><text:tab/>build</text:span></text:span><text:span text:style-name="CODE"><text:span text:style-name="T26">$ rake oF:</text:span></text:span><text:span text:style-name="CODE"><text:span text:style-name="T27">project_generator[testApp]</text:span></text:span></text:p>
      <text:p text:style-name="P15"><text:span text:style-name="CODE"><text:span text:style-name="T19"><text:tab/>build</text:span></text:span><text:span text:style-name="CODE"><text:span text:style-name="T25">$ rake oF_project:build</text:span></text:span></text:p>
      <text:p text:style-name="P14"><text:span text:style-name="CODE"><text:span text:style-name="T19"><text:tab/>build</text:span></text:span><text:span text:style-name="CODE"><text:span text:style-name="T25">$ rake oF_project:run</text:span></text:span></text:p>
      <text:p text:style-name="P14"/>
      <text:p text:style-name="P26"/>
      <text:p text:style-name="P26"/>
      <text:p text:style-name="P7"><text:soft-page-break/>Rebuild dependencies</text:p>
      <text:p text:style-name="P9">(add the -fPIC flag, so OpenFrameworks loads in a dynamic library)</text:p>
      <text:p text:style-name="P18"/>
      <text:p text:style-name="P18">build kiss using apothecary script (already included in rubyOF repo)</text:p>
      <text:p text:style-name="P18"/>
      <text:p text:style-name="P48">Created a makefile based on the OpenFrameworks apothecary script for linux.</text:p>
      <text:p text:style-name="P48">This makefile has been manually patched to add the <text:span text:style-name="CODE"><text:span text:style-name="T27">-fPIC</text:span></text:span> flag, so all you have to do is <text:span text:style-name="T34">run make.</text:span></text:p>
      <text:p text:style-name="P49"><text:tab/>(see README.txt in the <text:span text:style-name="CODE">kiss/custom_build/</text:span> directory for details)</text:p>
      <text:p text:style-name="P48"/>
      <text:p text:style-name="P54"><text:span text:style-name="T12">This is controlled by the rake task </text:span><text:span text:style-name="CODE"><text:span text:style-name="T29">oF_deps:</text:span></text:span><text:span text:style-name="CODE"><text:span text:style-name="T30">kiss</text:span></text:span><text:span text:style-name="CODE"><text:span text:style-name="T29">:</text:span></text:span><text:span text:style-name="CODE">build</text:span><text:span text:style-name="T30">, but normally you would want to run </text:span><text:span text:style-name="CODE"><text:span text:style-name="T29">oF_deps:</text:span></text:span><text:span text:style-name="CODE"><text:span text:style-name="T30">kiss</text:span></text:span><text:span text:style-name="CODE"><text:span text:style-name="T29">:</text:span></text:span><text:span text:style-name="CODE"><text:span text:style-name="T30">package</text:span></text:span><text:span text:style-name="CODE"><text:span text:style-name="T28"> </text:span></text:span><text:span text:style-name="T30">instead. (The :</text:span><text:span text:style-name="CODE"><text:span text:style-name="T30">package</text:span></text:span><text:span text:style-name="T30"> task will be explained in more detail later.)</text:span></text:p>
      <text:p text:style-name="P18"/>
      <text:p text:style-name="P18">build tess2 with custom patched build process (patch is part of the Rakefile)</text:p>
      <text:p text:style-name="P18"/>
      <text:p text:style-name="P47"><text:span text:style-name="CODE"><text:span text:style-name="T27">oF_deps:tess2:package</text:span></text:span> → <text:span text:style-name="CODE"><text:span text:style-name="T27">:build</text:span></text:span> → code to patch the makefile</text:p>
      <text:p text:style-name="P47"/>
      <text:p text:style-name="P47">inside the build task, there is a section of code which performs the patching,</text:p>
      <text:p text:style-name="P47">finding every line in the makefile where <text:span text:style-name="CODE"><text:span text:style-name="T27">CFLAGS</text:span></text:span> is altered, and adding the -fPIC flag.</text:p>
      <text:p text:style-name="P47"/>
      <text:p text:style-name="P47"/>
      <text:p text:style-name="P51">Why Automate Patching?</text:p>
      <text:p text:style-name="P47">The tess2 makefile is automatically generated by premake4.</text:p>
      <text:p text:style-name="P47">In this way, the entire pathway of</text:p>
      <text:p text:style-name="P47"/>
      <text:p text:style-name="P47"><text:tab/>premake4 → GNU makefile → patched makefile</text:p>
      <text:p text:style-name="P47"/>
      <text:p text:style-name="P47">can be automated, and only the premake4 configuration needs to be committed to the repository.</text:p>
      <text:p text:style-name="P21"/>
      <text:p text:style-name="P22">For both kiss and tess2 (all new oF dependencies)</text:p>
      <text:p text:style-name="P22"/>
      <text:p text:style-name="P52"><text:span text:style-name="T11">The </text:span><text:span text:style-name="CODE"><text:span text:style-name="T29">oF_deps:kiss:package</text:span></text:span><text:span text:style-name="T11"> an</text:span>d<text:span text:style-name="CODE"> </text:span><text:span text:style-name="CODE"><text:span text:style-name="T29">oF_deps:tess2:package</text:span></text:span><text:span text:style-name="T11"> tasks reorganize dependency files into the directory structure expected by OpenFrameworks. Then, the </text:span><text:span text:style-name="CODE"><text:span text:style-name="T29">oF_deps:inject</text:span></text:span><text:span text:style-name="T11"> task moves those dependency directories into the </text:span><text:span text:style-name="CODE"><text:span text:style-name="T29">ext/openFrameworks/libs/</text:span></text:span><text:span text:style-name="T11"> directory, where OpenFrameworks can actually access them.</text:span></text:p>
      <text:p text:style-name="P48"/>
      <text:p text:style-name="P53"><text:span text:style-name="T11">T</text:span><text:span text:style-name="T6">here is also a </text:span><text:span text:style-name="CODE"><text:span text:style-name="T29">oF_deps:revert</text:span></text:span><text:span text:style-name="T6"> rake task, if you need to roll back to the default libraries.</text:span></text:p>
      <text:p text:style-name="P18"/>
      <text:p text:style-name="P23">NOTE:</text:p>
      <text:p text:style-name="P23">In addition to having the <text:span text:style-name="CODE"><text:span text:style-name="T27">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3"/>
      <text:p text:style-name="P23"><text:tab/><text:span text:style-name="T2">Example</text:span></text:p>
      <text:p text:style-name="P23"><text:tab/><text:span text:style-name="CODE"><text:span text:style-name="T27">-rpath=./libs:./bin/libs</text:span></text:span></text:p>
      <text:p text:style-name="P23"/>
      <text:p text:style-name="P23">As such, the oF core build was patched to move dynamic libraries into <text:span text:style-name="CODE">./bin/libs</text:span>.</text:p>
      <text:p text:style-name="P56"><text:span text:style-name="T36">Patche</text:span><text:span text:style-name="T37">d file:</text:span><text:span text:style-name="T35"> </text:span><text:span text:style-name="CODE">libs/openFrameworksCompiled/project/makefileCommon/compile.project.mk</text:span></text:p>
      <text:p text:style-name="P20"/>
      <text:p text:style-name="P20"><text:soft-page-break/>Now have it set up such that the main OpenFrameworks build system is using dependencies <text:span text:style-name="T33">built</text:span> with the <text:span text:style-name="CODE">-fPIC</text:span> flag. <text:span text:style-name="T33">Hope this makes setting up the Ruby-side stuff less painful?</text:span></text:p>
      <text:p text:style-name="P20"/>
      <text:p text:style-name="P24"/>
      <text:p text:style-name="P24"/>
      <text:p text:style-name="P25"><text:span text:style-name="T22">TODO</text:span>: Update oF dep injection system, to reduce duplication of vendored libraries.</text:p>
      <text:p text:style-name="P25"><text:tab/>Instead of copying everything, only store the altered dependencies under ‘custom’ dir</text:p>
      <text:p text:style-name="P24"/>
      <text:p text:style-name="P24"/>
      <text:p text:style-name="P27"><text:span text:style-name="T22">TODO</text:span>:</text:p>
      <text:p text:style-name="P24">Need to get the Ruby-side stuff using <text:span text:style-name="CODE">.a</text:span> archives instead of raw <text:span text:style-name="CODE">.o</text:span>, because apparently that gives the linker the hint it needs, such that it will only include symbols as necessary. The linker will just shove in all the symbols from all raw <text:span text:style-name="CODE">.o</text:span> files it receives.</text:p>
      <text:p text:style-name="P24"/>
      <text:p text:style-name="P29"/>
      <text:p text:style-name="P29"><text:span text:style-name="T22">TODO</text:span>: Rename Ruby/Rice c-extension C++ files, so that when you get a compiler error, the file names will let you clearly see what part of the build is messing up.</text:p>
      <text:p text:style-name="P29"/>
      <text:p text:style-name="P29">For example, the oF core files all start with ‘of’</text:p>
      <text:p text:style-name="P29">I suppose the c-extension stuff should start with “rb_” ?</text:p>
      <text:p text:style-name="P29"/>
      <text:p text:style-name="P29"/>
      <text:p text:style-name="P35"><text:span text:style-name="T22">TODO</text:span>: next thing is to update the names of the app / launcher files, and then bring over the next round of stuff.</text:p>
      <text:p text:style-name="P35"/>
      <text:p text:style-name="P35">→ then hopefully we’ll be about back to where I was on the previous repo?</text:p>
      <text:p text:style-name="P18"/>
      <text:p text:style-name="P18"/>
      <text:p text:style-name="P8">Feed <text:span text:style-name="T40">s</text:span>ymbols into SublimeText for autocomplete (similar to VisualStudio intellisense)</text:p>
      <text:p text:style-name="P26"/>
      <text:p text:style-name="P60">See “cpp sublime text 3.odt” for details. <text:span text:style-name="T39">Really only need to read the “Synthesis” section, everything else is just to show the work I did to reach those conclusions.</text:span></text:p>
      <text:p text:style-name="P60"/>
      <text:p text:style-name="P68">Basically, you need to install clang and bear</text:p>
      <text:p text:style-name="P68"><text:tab/><text:span text:style-name="CODE">sudo apt install clang bear</text:span></text:p>
      <text:p text:style-name="P68"/>
      <text:p text:style-name="P68">and install the EasyClangComplete Sublime3 package (use package control)</text:p>
      <text:p text:style-name="P68"/>
      <text:p text:style-name="P69">and then generate the Clang symbol DB</text:p>
      <text:p text:style-name="P69">(rakefile build system automatically builds this up for you)</text:p>
      <text:p text:style-name="P60"/>
      <text:p text:style-name="P61">May have to play with the EasyClangComplete auto-complete trigger settings in Sublime before things work out.</text:p>
      <text:p text:style-name="P61"/>
      <text:p text:style-name="P61"/>
      <text:p text:style-name="P64">May have to use ctrl+space to manually trigger auto complete.</text:p>
      <text:p text:style-name="P64">Or may need to <text:span text:style-name="T41">put the ‘.’ (dot operator) down, and then space and backspace before the correct menu shows up.</text:span></text:p>
      <text:p text:style-name="P64">(triggering sublime’s default auto complete on accident)</text:p>
      <text:p text:style-name="P17"><text:soft-page-break/></text:p>
      <text:p text:style-name="P65">NOTE: be careful about the way that addons are spelled <text:span text:style-name="T38">in the </text:span><text:span text:style-name="CODE">addons.make</text:span><text:span text:style-name="T38"> file</text:span>. System will not alert that a misspelling has occurred, and will just let you know that it can’t find the ‘.o’ file that the linker needs.</text:p>
      <text:p text:style-name="P65"/>
      <text:p text:style-name="P65"/>
      <text:p text:style-name="P65"/>
      <text:p text:style-name="P65"/>
      <text:p text:style-name="P66">bin/data</text:p>
      <text:p text:style-name="P66">ext/oF_apps/testApp/bin/data</text:p>
      <text:p text:style-name="P66"/>
      <text:p text:style-name="P66">both are pulling images from the openFrameworks repository:</text:p>
      <text:p text:style-name="P66">ext/openFrameworks/docs/images</text:p>
      <text:p text:style-name="P66">(just needed some free images that I can use to test image loading.)</text:p>
      <text:p text:style-name="P67">Notes</text:p>
      <text:p text:style-name="P32"/>
      <text:p text:style-name="P10">System linking against old version of OpenFrameworks core, located elswhere on system. Why?</text:p>
      <text:p text:style-name="P19"/>
      <text:p text:style-name="P28"><text:span text:style-name="CODE">/usr/bin/ld: /home/ravenskrag/Code/Source/</text:span><text:span text:style-name="CODE"><text:span text:style-name="T22">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28"/>
      <text:p text:style-name="P28">extconf is linking against <text:span text:style-name="T2">old version</text:span> of openFrameworks.a core</text:p>
      <text:p text:style-name="P19"/>
      <text:p text:style-name="P19"/>
      <text:p text:style-name="P19"/>
      <text:p text:style-name="P33">ok, so I had set the full path explicitly in the makefile that creates the static library. That’s pretty weird / bad so I’m glad that I caught that.</text:p>
      <text:p text:style-name="P33"/>
      <text:p text:style-name="P33">Still, there’s one lingering reference to the ‘git_repo’ path, so I’m hoping full clobber and rebuild will fix that.</text:p>
      <text:p text:style-name="P19"/>
      <text:p text:style-name="P33"><text:span text:style-name="CODE">PG_OF_PATH = /home/ravenskrag/Code/Source/OpenFrameworks/git_repo</text:span></text:p>
      <text:p text:style-name="P33"/>
      <text:p text:style-name="P33"/>
      <text:p text:style-name="P34">SIDENOTE:</text:p>
      <text:p text:style-name="P50">Look at these other cool variables:</text:p>
      <text:p text:style-name="P50"/>
      <text:p text:style-name="P50"><text:span text:style-name="CODE">- 'OF_CORE_THIRDPARTY_SHARED_LIBS = /home/ravenskrag/Desktop/gem_structure/ext/openFrameworks/libs/fmodex/lib/linux64/libfmodex.so</text:span></text:p>
      <text:p text:style-name="P50"><text:span text:style-name="CODE"/></text:p>
      <text:p text:style-name="P50"><text:span text:style-name="CODE">'</text:span></text:p>
      <text:p text:style-name="P50"><text:span text:style-name="CODE">- 'XCURSOR_THEME = breeze_cursors</text:span></text:p>
      <text:p text:style-name="P19"/>
      <text:p text:style-name="P19"/>
      <text:p text:style-name="P30">~/.profile file held declaration for PG_OF_PATH</text:p>
      <text:p text:style-name="P30">that has been removed, but variable seems to persist.</text:p>
      <text:p text:style-name="P30">Hopefully will be gone after next system restart.</text:p>
      <text:p text:style-name="P30"/>
      <text:p text:style-name="P30"/>
      <text:p text:style-name="P10">Problems mixing GLM and Rice</text:p>
      <text:p text:style-name="P30"/>
      <text:p text:style-name="P31">Seems to be a symbol collision between GLM and Rice.</text:p>
      <text:p text:style-name="P31">When Rice is disabled, the system has no problem building GLM-headers.</text:p>
      <text:p text:style-name="P19"/>
      <text:p text:style-name="P31">Ok, the symbol ‘isfinite’ is the problem on the GLM side (template thing)</text:p>
      <text:p text:style-name="P31">but that symbol does not exist anywhere in Rice.</text:p>
      <text:p text:style-name="P31"/>
      <text:p text:style-name="P31">It seems that <text:span text:style-name="T24">if the Rice header is included later, then the problems go away</text:span>?</text:p>
      <text:p text:style-name="P31">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6-30T17:35:27.290125669</dc:date>
    <dc:creator>Jason Ko</dc:creator>
    <meta:editing-duration>PT23H37M30S</meta:editing-duration>
    <meta:editing-cycles>75</meta:editing-cycles>
    <meta:generator>LibreOffice/5.1.6.2$Linux_X86_64 LibreOffice_project/10m0$Build-2</meta:generator>
    <meta:document-statistic meta:table-count="0" meta:image-count="0" meta:object-count="0" meta:page-count="5" meta:paragraph-count="103" meta:word-count="1040" meta:character-count="7137" meta:non-whitespace-character-count="6191"/>
  </office:meta>
</office:document-meta>
</file>